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1.4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#ffff99"/>
    </style:style>
    <style:style style:name="ce12" style:family="table-cell" style:parent-style-name="Default" style:data-style-name="N2">
      <style:table-cell-properties fo:background-color="#ffff99"/>
    </style:style>
    <style:style style:name="ce13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9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8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0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1" office:value-type="float" office:value="14" calcext:value-type="float">
            <text:p>14</text:p>
          </table:table-cell>
          <table:table-cell table:style-name="ce12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1" office:value-type="float" office:value="16" calcext:value-type="float">
            <text:p>16</text:p>
          </table:table-cell>
          <table:table-cell table:style-name="ce12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Leopard L2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04" calcext:value-type="float">
            <text:p>104</text:p>
          </table:table-cell>
          <table:table-cell table:style-name="ce10" table:formula="of:=[.C13]/[.E13]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eopard PSU3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130" calcext:value-type="float">
            <text:p>130</text:p>
          </table:table-cell>
          <table:table-cell table:style-name="ce10" table:formula="of:=[.C14]/[.E14]" office:value-type="float" office:value="13.6842105263158" calcext:value-type="float">
            <text:p>14</text:p>
          </table:table-cell>
          <table:table-cell table:style-name="ce13" office:value-type="float" office:value="9.5" calcext:value-type="float">
            <text:p>9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10" table:formula="of:=[.C15]/[.E15]" office:value-type="float" office:value="17.5384615384615" calcext:value-type="float">
            <text:p>18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10" table:formula="of:=[.C16]/[.E16]" office:value-type="float" office:value="19.5384615384615" calcext:value-type="float">
            <text:p>20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17]/[.E12]" office:value-type="float" office:value="24.6153846153846" calcext:value-type="float">
            <text:p>25</text:p>
          </table:table-cell>
          <table:table-cell table:style-name="ce13" table:formula="of:=[.C17]/[.D17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10" table:formula="of:=[.C18]/[.E15]" office:value-type="float" office:value="29.8461538461538" calcext:value-type="float">
            <text:p>30</text:p>
          </table:table-cell>
          <table:table-cell table:style-name="ce13" table:formula="of:=[.C18]/[.D18]" office:value-type="float" office:value="6.50000000000001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Tiger TR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float" office:value="183" calcext:value-type="float">
            <text:p>183</text:p>
          </table:table-cell>
          <table:table-cell table:style-name="ce10" table:formula="of:=[.C19]/[.E19]" office:value-type="float" office:value="14.64" calcext:value-type="float">
            <text:p>15</text:p>
          </table:table-cell>
          <table:table-cell table:style-name="ce13" office:value-type="float" office:value="12.5" calcext:value-type="float">
            <text:p>12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Citybus</text:p>
          </table:table-cell>
          <table:table-cell table:style-name="ce5" office:value-type="float" office:value="1987" calcext:value-type="float">
            <text:p>1987</text:p>
          </table:table-cell>
          <table:table-cell table:style-name="ce7" office:value-type="float" office:value="200" calcext:value-type="float">
            <text:p>200</text:p>
          </table:table-cell>
          <table:table-cell table:style-name="ce10" table:formula="of:=[.C20]/[.E20]" office:value-type="float" office:value="38.4615384615385" calcext:value-type="float">
            <text:p>38</text:p>
          </table:table-cell>
          <table:table-cell table:style-name="ce13" office:value-type="float" office:value="5.2" calcext:value-type="float">
            <text:p>5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10" table:formula="of:=[.C21]/[.E16]" office:value-type="float" office:value="28.4615384615385" calcext:value-type="float">
            <text:p>28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23" calcext:value-type="float">
            <text:p>123</text:p>
          </table:table-cell>
          <table:table-cell table:style-name="ce10" table:formula="of:=[.C22]/[.E22]" office:value-type="float" office:value="21.9642857142857" calcext:value-type="float">
            <text:p>22</text:p>
          </table:table-cell>
          <table:table-cell table:style-name="ce13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Plaxton Premiere</text:p>
          </table:table-cell>
          <table:table-cell table:style-name="ce5" office:value-type="float" office:value="1991" calcext:value-type="float">
            <text:p>1991</text:p>
          </table:table-cell>
          <table:table-cell table:style-name="ce5" office:value-type="float" office:value="203" calcext:value-type="float">
            <text:p>203</text:p>
          </table:table-cell>
          <table:table-cell table:style-name="ce10" table:formula="of:=[.C23]/[.E23]" office:value-type="float" office:value="15.6153846153846" calcext:value-type="float">
            <text:p>16</text:p>
          </table:table-cell>
          <table:table-cell table:style-name="ce13" office:value-type="float" office:value="13" calcext:value-type="float">
            <text:p>13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10" table:formula="of:=[.C24]/[.E24]" office:value-type="float" office:value="36.6" calcext:value-type="float">
            <text:p>37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25]/[.E25]" office:value-type="float" office:value="32" calcext:value-type="float">
            <text:p>3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10" table:formula="of:=[.C26]/[.E26]" office:value-type="float" office:value="52" calcext:value-type="float">
            <text:p>5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10" table:formula="of:=[.C27]/[.E27]" office:value-type="float" office:value="42" calcext:value-type="float">
            <text:p>4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10" table:formula="of:=[.C28]/[.E28]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10" table:formula="of:=[.C29]/[.E29]" office:value-type="float" office:value="39.2452830188679" calcext:value-type="float">
            <text:p>39</text:p>
          </table:table-cell>
          <table:table-cell table:style-name="ce13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B7TL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186" calcext:value-type="float">
            <text:p>186</text:p>
          </table:table-cell>
          <table:table-cell table:style-name="ce10" table:formula="of:=[.C30]/[.E30]" office:value-type="float" office:value="35.4285714285714" calcext:value-type="float">
            <text:p>35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Plaxton Paragon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320" calcext:value-type="float">
            <text:p>320</text:p>
          </table:table-cell>
          <table:table-cell table:style-name="ce10" table:formula="of:=[.C31]/[.E31]" office:value-type="float" office:value="26.6666666666667" calcext:value-type="float">
            <text:p>27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10" table:formula="of:=[.C32]/[.E32]" office:value-type="float" office:value="15" calcext:value-type="float">
            <text:p>15</text:p>
          </table:table-cell>
          <table:table-cell table:style-name="ce13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5" calcext:value-type="float">
            <text:p>175</text:p>
          </table:table-cell>
          <table:table-cell table:style-name="ce10" table:formula="of:=[.C33]/[.E33]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10" table:formula="of:=[.C34]/[.E34]" office:value-type="float" office:value="39.0476190476191" calcext:value-type="float">
            <text:p>39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10" table:formula="of:=[.C35]/[.E35]" office:value-type="float" office:value="28.3333333333333" calcext:value-type="float">
            <text:p>28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1" office:value-type="float" office:value="55" calcext:value-type="float">
            <text:p>55</text:p>
          </table:table-cell>
          <table:table-cell table:style-name="ce12" table:formula="of:=[.C36]/[.D36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98" calcext:value-type="float">
            <text:p>298</text:p>
          </table:table-cell>
          <table:table-cell table:style-name="ce10" table:formula="of:=[.C37]/[.E37]" office:value-type="float" office:value="48.4552845528455" calcext:value-type="float">
            <text:p>48</text:p>
          </table:table-cell>
          <table:table-cell table:style-name="ce13" office:value-type="float" office:value="6.15" calcext:value-type="float">
            <text:p>6.1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2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03" calcext:value-type="float">
            <text:p>103</text:p>
          </table:table-cell>
          <table:table-cell table:style-name="ce10" table:formula="of:=[.C38]/[.E38]" office:value-type="float" office:value="20.6" calcext:value-type="float">
            <text:p>21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3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66" calcext:value-type="float">
            <text:p>166</text:p>
          </table:table-cell>
          <table:table-cell table:style-name="ce10" table:formula="of:=[.C39]/[.E39]" office:value-type="float" office:value="33.2" calcext:value-type="float">
            <text:p>33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350H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  <table:table-cell table:style-name="ce10" table:formula="of:=[.C40]/[.E40]" office:value-type="float" office:value="30.6666666666667" calcext:value-type="float">
            <text:p>31</text:p>
          </table:table-cell>
          <table:table-cell table:style-name="ce13" office:value-type="float" office:value="4.5" calcext:value-type="float">
            <text:p>4.50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0" table:formula="of:=[.C41]/[.E41]" office:value-type="float" office:value="40" calcext:value-type="float">
            <text:p>40</text:p>
          </table:table-cell>
          <table:table-cell table:style-name="ce13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0" office:value-type="float" office:value="30" calcext:value-type="float">
            <text:p>30</text:p>
          </table:table-cell>
          <table:table-cell table:style-name="ce13" table:formula="of:=[.C42]/[.D42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0" table:formula="of:=[.C43]/[.E43]" office:value-type="float" office:value="39.3877551020408" calcext:value-type="float">
            <text:p>39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0" table:formula="of:=[.C44]/[.E44]" office:value-type="float" office:value="34.5" calcext:value-type="float">
            <text:p>35</text:p>
          </table:table-cell>
          <table:table-cell table:style-name="ce13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0" table:formula="of:=[.C45]/[.E45]" office:value-type="float" office:value="38.1632653061224" calcext:value-type="float">
            <text:p>38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2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18:31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7DT2H34M2S</meta:editing-duration>
    <meta:editing-cycles>44</meta:editing-cycles>
    <meta:initial-creator>James Petts</meta:initial-creator>
    <dc:date>2017-03-04T16:52:29.374000000</dc:date>
    <dc:creator>James Petts</dc:creator>
    <meta:document-statistic meta:table-count="7" meta:cell-count="576" meta:object-count="0"/>
  </office:meta>
</office:document-meta>
</file>